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se" fo:country="NO"/>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style:font-name="Cambria" fo:language="se" fo:country="NO" fo:background-color="#ffffff" style:font-name-complex="Cambria1"/>
    </style:style>
    <style:style style:name="P5" style:family="paragraph" style:parent-style-name="Standard">
      <style:paragraph-properties fo:margin-top="0cm" fo:margin-bottom="0cm" loext:contextual-spacing="false"/>
      <style:text-properties style:font-name="Cambria" fo:language="se" fo:country="NO" style:font-name-complex="Cambria1"/>
    </style:style>
    <style:style style:name="P6" style:family="paragraph" style:parent-style-name="Standard">
      <style:paragraph-properties fo:margin-top="0cm" fo:margin-bottom="0cm" loext:contextual-spacing="false"/>
      <style:text-properties style:font-name="Cambria" fo:background-color="#ffffff" style:font-name-complex="Cambria1"/>
    </style:style>
    <style:style style:name="P7" style:family="paragraph" style:parent-style-name="Standard" style:master-page-name="Standard">
      <style:paragraph-properties fo:margin-top="0cm" fo:margin-bottom="0cm" loext:contextual-spacing="false" fo:line-height="100%" style:page-number="auto"/>
    </style:style>
    <style:style style:name="T1" style:family="text">
      <style:text-properties fo:font-size="10pt" style:font-size-asian="10pt" style:font-size-complex="10pt"/>
    </style:style>
    <style:style style:name="T2" style:family="text">
      <style:text-properties fo:font-size="10pt" fo:language="se" fo:country="NO" style:font-size-asian="10pt" style:font-size-complex="10pt"/>
    </style:style>
    <style:style style:name="T3" style:family="text">
      <style:text-properties fo:language="fi" fo:country="FI"/>
    </style:style>
    <style:style style:name="T4" style:family="text">
      <style:text-properties style:font-name="Cambria" fo:language="se" fo:country="NO" style:font-name-complex="Cambria1"/>
    </style:style>
    <style:style style:name="T5" style:family="text">
      <style:text-properties style:font-name="Cambria" fo:language="se" fo:country="NO" fo:background-color="#ffffff" loext:char-shading-value="0" style:font-name-complex="Cambria1"/>
    </style:style>
    <style:style style:name="T6" style:family="text">
      <style:text-properties fo:color="#000000" style:font-name="Cambria" fo:language="fi" fo:country="FI" fo:background-color="#ffffff" loext:char-shading-value="0" style:font-name-complex="Cambria1"/>
    </style:style>
    <style:style style:name="T7" style:family="text">
      <style:text-properties fo:color="#000000" style:font-name="Cambria" fo:language="se" fo:country="NO" fo:background-color="#ffffff" loext:char-shading-value="0" style:font-name-complex="Cambria1"/>
    </style:style>
    <style:style style:name="T8" style:family="text">
      <style:text-properties fo:color="#ff0000" style:font-name="Cambria" fo:language="fi" fo:country="FI" fo:background-color="#ffffff" loext:char-shading-value="0" style:font-name-complex="Cambria1"/>
    </style:style>
    <style:style style:name="T9" style:family="text">
      <style:text-properties fo:color="#ff0000" style:font-name="Cambria" fo:background-color="#ffffff" loext:char-shading-value="0" style:font-name-complex="Cambria1"/>
    </style:style>
    <style:style style:name="T10" style:family="text">
      <style:text-properties fo:color="#ff0000" style:font-name="Cambria" fo:language="se" fo:country="NO" fo:background-color="#ffffff" loext:char-shading-value="0" style:font-name-complex="Cambria1"/>
    </style:style>
    <style:style style:name="T11" style:family="text">
      <style:text-properties fo:language="se" fo:country="N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FFK/ </text:span><text:span text:style-name="T2">Strategier for arbeidet med kvenske/norskfinske forhold i Finnmark 2018-2020</text:span></text:p>
      <text:p text:style-name="P3"><text:span text:style-name="T2">Bildetekster, del II</text:span></text:p>
      <text:p text:style-name="P3"><text:span text:style-name="T1">Oversatt til kvensk av Kainun institutti – Kvensk institutt 14.12.2018 / Pirjo Paavalniemi</text:span><text:bookmark text:name="_GoBack"/></text:p>
      <text:p text:style-name="Standard"/>
      <text:p text:style-name="P2"><text:span text:style-name="Intense_20_Emphasis"><text:span text:style-name="T3">Filnavn: 2016Kvenuka07</text:span></text:span></text:p>
      <text:p text:style-name="P2"><text:span text:style-name="T4">Bildetekst: </text:span></text:p>
      <text:p text:style-name="P2"><text:span text:style-name="T4">Kvääniviikola 2016 tehhään oppiijat sjilttiitä joissa oon kvääninkieliset paikannimet. Tässä 1. ja 2. klassi Annijoelta. </text:span><text:span text:style-name="T5">Kuva: Monica Milch Gebhart</text:span></text:p>
      <text:p text:style-name="P1"/>
      <text:p text:style-name="P2"><text:span text:style-name="Intense_20_Emphasis"><text:span text:style-name="T3">Filnavn: 2016Kvenuka14</text:span></text:span></text:p>
      <text:p text:style-name="P2"><text:span text:style-name="T5">Bildetekst: </text:span></text:p>
      <text:p text:style-name="P2"><text:span text:style-name="T4">Kvääniviikola 2016 tehhään oppiijat sjilttiitä joissa oon kvääninkieliset paikannimet. Tässä 1. ja 2. klassi Annijoelta. </text:span><text:span text:style-name="T6">Ilja B J Sand</text:span><text:span text:style-name="T8"> </text:span><text:span text:style-name="T6">piikaroittee ja Katriina Pedersen auttaa.</text:span><text:span text:style-name="T7"> Kuva: Monica Milch Gebhart</text:span></text:p>
      <text:p text:style-name="P4"/>
      <text:p text:style-name="P2"><text:span text:style-name="Intense_20_Emphasis"><text:span text:style-name="T3">Filnavn: 2016Kvenuka24</text:span></text:span></text:p>
      <text:p text:style-name="P2"><text:span text:style-name="T5">Bildetekst: </text:span></text:p>
      <text:p text:style-name="P2"><text:span text:style-name="T4">Kvääniviikola 2016 tehhään oppiijat sjilttiitä joissa oon kvääninkieliset paikannimet. Tässä 1. ja 2. klassi Annijoelta. </text:span><text:span text:style-name="T6">Marcus Mannsverk sahhaa fiinisti pistosahala. </text:span><text:span text:style-name="T5">Kuva: Monica Milch Gebhart</text:span></text:p>
      <text:p text:style-name="P4"/>
      <text:p text:style-name="P2"><text:span text:style-name="Intense_20_Emphasis"><text:span text:style-name="T11">Filnavn: PinholeDKS03</text:span></text:span></text:p>
      <text:p text:style-name="P2"><text:span text:style-name="T5">Bildetekst: </text:span></text:p>
      <text:p text:style-name="P2"><text:span text:style-name="T5">Kylttyyrisen koulusäkin tapattuma neulanreikäkuvvaamisen ympäri oli Kivijärven näyttelyn ja kväänikansan päivän yhtheyessä 2017. Vesisaaren komuunin 7. klassin oppiijat opithiin analuugisen kuvvaamisen ja Kivijärven kuvviin ympäri. Tämä resylteeras näyttelyn kväänikansan päivänä. Kuva: Monica Milch Gebhart</text:span></text:p>
      <text:p text:style-name="P4"/>
      <text:p text:style-name="P2"><text:span text:style-name="Intense_20_Emphasis"><text:span text:style-name="T3">Filnavn: 2016Kvenuka54</text:span></text:span></text:p>
      <text:p text:style-name="P2"><text:span text:style-name="T5">Bildetekst: </text:span></text:p>
      <text:p text:style-name="P2"><text:span text:style-name="T4">Kvääniviikola 2016 tehhään oppiijat sjilttiitä joissa oon kvääninkieliset paikannimet. Tässä klassi 5C Vesisaaren lastenkoulusta. Tieätkö mitä nämät kvääninkieliset paikannimet oon norjaksi?</text:span><text:span text:style-name="T5"> Kuva: Monica Milch Gebhart</text:span></text:p>
      <text:p text:style-name="P4"/>
      <text:p text:style-name="P2"><text:span text:style-name="Intense_20_Emphasis"><text:span text:style-name="T3">Filnavn: Toumainengården Kvenuka 2013</text:span></text:span></text:p>
      <text:p text:style-name="P2"><text:soft-page-break/><text:span text:style-name="T5">Bildetekst:</text:span></text:p>
      <text:p text:style-name="P2"><text:span text:style-name="T5">Nuoret Kvääniviikola 2013 Tuomaisentalossa. Kuva: Tuntematon</text:span></text:p>
      <text:p text:style-name="P4"/>
      <text:p text:style-name="P2"><text:span text:style-name="Intense_20_Emphasis"><text:span text:style-name="T3">Filnavn: 2018BN43</text:span></text:span></text:p>
      <text:p text:style-name="P2"><text:span text:style-name="T5">Bildetekst: Beddari ja Nilsen piethään koulukonsertin ja työpajan Annijoen koulun 5. – 7. klassin oppiijoitten kans 25. januaarikuuta 2018. Kuva: Monica Milch Gebhart</text:span></text:p>
      <text:p text:style-name="P4"/>
      <text:p text:style-name="P1"/>
      <text:p text:style-name="Standard"/>
      <text:p text:style-name="P2"><text:span text:style-name="Intense_20_Emphasis">Filnavn: 2016Kvenuka07</text:span></text:p>
      <text:p text:style-name="P2"><text:span text:style-name="T4">Bildetekst: </text:span><text:span text:style-name="T9">På Kvenuka 2016 lager elevene skilt med kvenske stedsnavn.</text:span><text:span text:style-name="T10"> </text:span><text:span text:style-name="T9">Her er 1.</text:span><text:span text:style-name="T10"> </text:span><text:span text:style-name="T9">og 2.</text:span><text:span text:style-name="T10"> </text:span><text:span text:style-name="T9">klasse fra Vestre Jakobselv på besøk.</text:span><text:span text:style-name="T10"> </text:span><text:span text:style-name="T5">Foto: Monica Milch Gebhart</text:span></text:p>
      <text:p text:style-name="P6"/>
      <text:p text:style-name="P2"><text:span text:style-name="Intense_20_Emphasis">Filnavn: 2016Kvenuka14</text:span></text:p>
      <text:p text:style-name="P2"><text:span text:style-name="T5">Bildetekst: </text:span><text:span text:style-name="T9">På Kvenuka 2016 lager elevene skilt med kvenske stedsnavn.Her er 1.</text:span><text:span text:style-name="T10"> </text:span><text:span text:style-name="T9">og 2.klasse fra Vestre Jakobselv på besøk.</text:span><text:span text:style-name="T10"> </text:span><text:span text:style-name="T9">Ilja B J Sand sp</text:span><text:span text:style-name="T10">i</text:span><text:span text:style-name="T9">krer mens Katriina Pedersen hjelper til.</text:span><text:span text:style-name="T10"> </text:span><text:span text:style-name="T5">Foto: Monica Milch Gebhart</text:span></text:p>
      <text:p text:style-name="P4"/>
      <text:p text:style-name="P2"><text:span text:style-name="Intense_20_Emphasis">Filnavn: 2016Kvenuka24</text:span></text:p>
      <text:p text:style-name="P2"><text:span text:style-name="T5">Bildetekst: </text:span><text:span text:style-name="T9">På Kvenuka 2016 lager elevene skilt med kvenske stedsnavn.</text:span><text:span text:style-name="T10"> </text:span><text:span text:style-name="T9">Her er 1.</text:span><text:span text:style-name="T10"> </text:span><text:span text:style-name="T9">og 2.</text:span><text:span text:style-name="T10"> </text:span><text:span text:style-name="T9">klasse fra Vestre Jakobselv på besøk.</text:span><text:span text:style-name="T10"> </text:span><text:span text:style-name="T9">Marcus Mannsverk sager fint med stikksaga.</text:span><text:span text:style-name="T10"> </text:span><text:span text:style-name="T5">Foto: Monica Milch Gebhart</text:span></text:p>
      <text:p text:style-name="P4"/>
      <text:p text:style-name="P2"><text:span text:style-name="Intense_20_Emphasis">Filnavn: PinholeDKS03</text:span></text:p>
      <text:p text:style-name="P2"><text:span text:style-name="T5">Bildetekst: </text:span><text:span text:style-name="T9">Den kulturelle skolesekken opplegg i pinholefotografering i sammenheng med Kivijervi på kvenfolkets dag 2017. Vadsø kommunens 7.</text:span><text:span text:style-name="T10"> </text:span><text:span text:style-name="T9">trinn lærte denne uka om analog fotografering og Kivijervis fotografi. Det hele resulterte i utstilling på kvenfolkets dag.</text:span><text:span text:style-name="T10"> </text:span><text:span text:style-name="T5">Foto: Monica Milch Gebhart</text:span></text:p>
      <text:p text:style-name="P4"/>
      <text:p text:style-name="P2"><text:span text:style-name="Intense_20_Emphasis">Filnavn: 2016Kvenuka54</text:span></text:p>
      <text:p text:style-name="P2"><text:span text:style-name="T5">Bildetekst: </text:span><text:span text:style-name="T9">På Kvenuka 2016 lager elevene skilt med kvenske stedsnavn.</text:span><text:span text:style-name="T10"> </text:span><text:span text:style-name="T9">Her er klasse 5C fra Vadsø barneskole på besøk.</text:span><text:span text:style-name="T10"> </text:span><text:span text:style-name="T9">Vet du hva de kvenske stedsnavnene heter på norsk?</text:span><text:span text:style-name="T10"> </text:span><text:span text:style-name="T5">Foto: Monica Milch Gebhart</text:span></text:p>
      <text:p text:style-name="P4"/>
      <text:p text:style-name="P2"><text:span text:style-name="Intense_20_Emphasis">Filnavn: Toumainengården Kvenuka 2013</text:span></text:p>
      <text:p text:style-name="P2"><text:span text:style-name="T5">Bildetekst: </text:span><text:span text:style-name="T10">Ungdommer på Kvenuka 2013 på Toumainengården.</text:span><text:span text:style-name="T5"> Foto: Ukjent</text:span></text:p>
      <text:p text:style-name="P4"/>
      <text:p text:style-name="P2"><text:soft-page-break/><text:span text:style-name="Intense_20_Emphasis">Filnavn: 2018BN43</text:span></text:p>
      <text:p text:style-name="P2"><text:span text:style-name="T5">Bildetekst: </text:span><text:span text:style-name="T10">Beddari og Nilsen holder skolekonsert og workshop med klassene i 5. – 7. trinn fra Vestre Jakobselv 25. januar 2018.</text:span><text:span text:style-name="T5"> Foto: Monica Milch Gebhart</text:span></text:p>
      <text:p text:style-name="P4"/>
      <text:p text:style-name="P4"/>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795cm" style:type="center"/>
          <style:tab-stop style:position="17.59cm" style:type="righ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8.795cm" style:type="center"/>
          <style:tab-stop style:position="17.59cm" style:type="righ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Kommentaremne_20_Tegn" style:display-name="Kommentaremne Tegn" style:family="text" style:parent-style-name="Merknadstekst_20_Tegn">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9</meta:editing-cycles>
    <meta:print-date>2007-06-07T11:27:00</meta:print-date>
    <meta:creation-date>2018-12-13T11:57:00</meta:creation-date>
    <dc:date>2019-03-04T10:03:00</dc:date>
    <meta:editing-duration>PT1H22M</meta:editing-duration>
    <meta:generator>LibreOffice/6.4.6.2$Linux_X86_64 LibreOffice_project/40$Build-2</meta:generator>
    <meta:document-statistic meta:table-count="0" meta:image-count="1" meta:object-count="0" meta:page-count="3" meta:paragraph-count="38" meta:word-count="415" meta:character-count="3145" meta:non-whitespace-character-count="2759"/>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